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Text_20_body">
      <style:paragraph-properties fo:margin-top="0in" fo:margin-bottom="0.1965in"/>
    </style:style>
    <style:style style:name="P3" style:family="paragraph" style:parent-style-name="Text_20_body">
      <style:text-properties fo:color="#000000" style:font-name="Times New Roman" fo:font-size="12pt" fo:font-weight="normal" style:font-size-asian="12pt" style:font-weight-asian="normal" style:font-size-complex="12pt" style:font-weight-complex="normal"/>
    </style:style>
    <style:style style:name="P4" style:family="paragraph" style:parent-style-name="Text_20_body">
      <style:text-properties style:font-name="Times New Roman" fo:font-size="12pt" style:font-size-asian="12pt" style:font-size-complex="12pt"/>
    </style:style>
    <style:style style:name="P5" style:family="paragraph" style:parent-style-name="Heading_20_1">
      <style:text-properties fo:color="#000000" style:font-name="Times New Roman" fo:font-size="12pt" fo:font-weight="normal" style:font-size-asian="12pt" style:font-weight-asian="normal" style:font-size-complex="12pt" style:font-weight-complex="normal"/>
    </style:style>
    <style:style style:name="P6" style:family="paragraph" style:parent-style-name="Standard">
      <style:text-properties fo:font-size="16pt" style:font-size-asian="16pt" style:font-size-complex="16pt"/>
    </style:style>
    <style:style style:name="P7"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8" style:family="paragraph" style:parent-style-name="Standard">
      <style:text-properties style:font-name="Times New Roman" fo:font-size="16pt" style:font-size-asian="16pt" style:font-size-complex="16pt"/>
    </style:style>
    <style:style style:name="P9" style:family="paragraph" style:parent-style-name="Standard">
      <style:text-properties style:font-name="Times New Roman" fo:font-size="16pt" fo:font-weight="bold" style:font-size-asian="16pt" style:font-weight-asian="bold" style:font-size-complex="16pt" style:font-weight-complex="bold"/>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text-properties fo:font-size="12pt" style:font-size-asian="12pt" style:font-size-complex="12pt"/>
    </style:style>
    <style:style style:name="P12" style:family="paragraph" style:parent-style-name="Preformatted_20_Text" style:list-style-name="L2">
      <style:text-properties fo:font-size="16pt" style:font-size-asian="16pt" style:font-size-complex="16pt"/>
    </style:style>
    <style:style style:name="P13" style:family="paragraph" style:parent-style-name="Preformatted_20_Text">
      <style:paragraph-properties fo:margin-top="0in" fo:margin-bottom="0.1965in"/>
    </style:style>
    <style:style style:name="P14" style:family="paragraph" style:parent-style-name="Standard" style:list-style-name="L2">
      <style:text-properties style:font-name="Times New Roman" fo:font-size="12pt" style:font-size-asian="12pt" style:font-size-complex="12pt"/>
    </style:style>
    <style:style style:name="P15" style:family="paragraph" style:parent-style-name="Standard">
      <style:text-properties fo:font-size="16pt" style:font-size-asian="16pt" style:font-size-complex="16pt"/>
    </style:style>
    <style:style style:name="P16" style:family="paragraph" style:parent-style-name="Standard" style:list-style-name="L2">
      <style:text-properties fo:font-size="16pt" style:font-size-asian="16pt" style:font-size-complex="16pt"/>
    </style:style>
    <style:style style:name="P17"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8" style:family="paragraph" style:parent-style-name="Standard" style:list-style-name="L2">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9" style:family="paragraph" style:parent-style-name="Standard" style:list-style-name="L3">
      <style:text-properties fo:font-size="12pt" style:font-size-asian="12pt" style:font-size-complex="12pt"/>
    </style:style>
    <style:style style:name="P20" style:family="paragraph" style:parent-style-name="Text_20_body" style:list-style-name="L1">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21" style:family="paragraph" style:parent-style-name="Text_20_body" style:list-style-name="L1">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1" style:family="text">
      <style:text-properties fo:background-color="transparent"/>
    </style:style>
    <style:style style:name="T2" style:family="text">
      <style:text-properties fo:background-color="transparent" style:font-weight-asian="normal" style:font-weight-complex="normal"/>
    </style:style>
    <style:style style:name="T3" style:family="text">
      <style:text-properties fo:font-weight="bold" style:font-weight-asian="bold" style:font-weight-complex="bold"/>
    </style:style>
    <style:style style:name="T4" style:family="text">
      <style:text-properties fo:color="#000000" style:font-name="Times New Roman" fo:font-size="12pt" style:font-size-asian="12pt" style:font-size-complex="12pt"/>
    </style:style>
    <style:style style:name="T5" style:family="text">
      <style:text-properties fo:color="#000000" style:text-position="super 58%" style:font-name="Times New Roman" fo:font-size="12pt" style:font-size-asian="12pt" style:font-size-complex="12pt"/>
    </style:style>
    <style:style style:name="T6" style:family="text">
      <style:text-properties fo:color="#000000" style:text-position="0% 100%" style:font-name="Times New Roman" fo:font-size="12pt" style:font-size-asian="12pt" style:font-size-complex="12pt"/>
    </style:style>
    <style:style style:name="T7" style:family="text">
      <style:text-properties fo:font-variant="normal" fo:text-transform="none" fo:color="#000000" style:text-line-through-style="none" fo:font-style="normal" style:text-underline-style="none" fo:font-weight="normal" style:text-blinking="false" fo:background-color="transparent"/>
    </style:style>
    <style:style style:name="T8"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9" style:family="text">
      <style:text-properties style:font-name="Times New Roman"/>
    </style:style>
    <style:style style:name="T10" style:family="text">
      <style:text-properties style:font-name="Times New Roman" fo:font-size="12pt" style:font-size-asian="12pt" style:font-size-complex="12pt"/>
    </style:style>
    <style:style style:name="T11" style:family="text">
      <style:text-properties style:text-position="super 58%"/>
    </style:style>
    <style:style style:name="T12" style:family="text">
      <style:text-properties fo:font-size="10pt" style:font-size-asian="10pt" style:font-size-complex="10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S-308</text:p>
      <text:p text:style-name="P7">Embedded Systems Lab</text:p>
      <text:p text:style-name="P7">Assignment-1 Report</text:p>
      <text:p text:style-name="P8"/>
      <text:p text:style-name="P8"/>
      <text:p text:style-name="P10">Submitted by:</text:p>
      <text:p text:style-name="P9">Mridul Ravi Jain</text:p>
      <text:p text:style-name="P9">110040083</text:p>
      <text:p text:style-name="P9">CSE B.Tech.(4th Year)</text:p>
      <text:p text:style-name="P6"/>
      <text:p text:style-name="P8">Task:</text:p>
      <text:p text:style-name="P10"/>
      <text:list xml:id="list16093307021" text:style-name="L1">
        <text:list-item>
          <text:p text:style-name="P20"><text:bookmark text:name="yui_3_17_2_3_1421066437639_407"/><text:bookmark text:name="yui_3_17_2_3_1421066437639_408"/><text:bookmark text:name="yui_3_17_2_3_1421066437639_397"/><text:span text:style-name="T1">Write a Program to record the CPU usage of your system at the interval of 1 second. Take at least 1000 readings. Store the recorded data with its </text:span><text:span text:style-name="T2">time-stamp</text:span><text:span text:style-name="T1">(3 places after decimal) into a log file. The entry in log file should contain time-stamp and CPU usage at that time. You can use any programming language and operating system.</text:span></text:p>
        </text:list-item>
        <text:list-item>
          <text:p text:style-name="P21"><text:bookmark text:name="yui_3_17_2_3_1421066437639_395"/><text:bookmark text:name="yui_3_17_2_3_1421066437639_396"/>Now using the log file, plot a graph between the Recorded CPU Usage v/s Time.</text:p>
        </text:list-item>
        <text:list-item>
          <text:p text:style-name="P20"><text:bookmark text:name="yui_3_17_2_3_1421066437639_401"/><text:bookmark text:name="yui_3_17_2_3_1421066437639_402"/><text:bookmark text:name="yui_3_17_2_3_1421066437639_403"/><text:span text:style-name="T1">Draw the histogram of the time interval between two readings vs </text:span><text:span text:style-name="T2">count</text:span><text:span text:style-name="T1"> of samples. All readings should be taken after precisely 1 Second. </text:span></text:p>
        </text:list-item>
        <text:list-item>
          <text:p text:style-name="P21">Give reason(s), why the inter sample interval is not uniformly one second.</text:p>
          <text:p text:style-name="P21"/>
        </text:list-item>
      </text:list>
      <text:p text:style-name="P6">To Run:</text:p>
      <text:list xml:id="list402296990" text:style-name="L3">
        <text:list-item>
          <text:p text:style-name="P19">chmod +x usage.sh</text:p>
        </text:list-item>
        <text:list-item>
          <text:p text:style-name="P19">./usage.sh &gt; log.txt <text:s text:c="13"/>(Records: <text:span text:style-name="T3">Time-stamp(HH:MM:SS)____CPU usage%</text:span> <text:s/>in log.txt)</text:p>
        </text:list-item>
        <text:list-item>
          <text:p text:style-name="P19">chmod +x time.sh</text:p>
        </text:list-item>
        <text:list-item>
          <text:p text:style-name="P19">./time.sh &gt; file.txt <text:s text:c="3"/>(Records: <text:span text:style-name="T3">Time-stamp(seconds)___CPU usage%</text:span> <text:s/>in file.txt using log.txt)</text:p>
          <text:p text:style-name="P19"/>
        </text:list-item>
      </text:list>
      <text:p text:style-name="P6">Solutions:</text:p>
      <text:p text:style-name="P6"/>
      <text:list xml:id="list1590225709" text:style-name="L2">
        <text:list-item>
          <text:p text:style-name="P14">Program(bash script) is attached along with the submission. It used the proc/stat command to get the CPU usage statistics. The proc/stat command gives the cpu usage in the following manner:<text:span text:style-name="T11">[2]</text:span></text:p>
          <text:p text:style-name="P16"/>
          <text:p text:style-name="P12"><text:span text:style-name="Source_20_Text"><text:span text:style-name="T12">user <text:s text:c="3"/>nice <text:s/>system <text:s text:c="2"/>idle <text:s text:c="3"/>iowait <text:s/>irq <text:s/>softirq steal guest guest_nice</text:span></text:span></text:p>
        </text:list-item>
      </text:list>
      <text:p text:style-name="P1"><text:span text:style-name="Source_20_Text"><text:s/>cpu <text:s/>7154286 96238 1192451 17525707 514162 <text:s/>225 <text:s text:c="2"/>12621 <text:s text:c="3"/>0 <text:s text:c="4"/>0 <text:s text:c="6"/>0</text:span></text:p>
      <text:p text:style-name="P1"><text:span text:style-name="Source_20_Text"><text:span text:style-name="T10">The final CPU usage is calculated as:</text:span></text:span></text:p>
      <text:p text:style-name="P2"><text:span text:style-name="Source_20_Text"><text:span text:style-name="T10"><text:tab/>PrevIdle=previdle+previowait</text:span></text:span></text:p>
      <text:p text:style-name="P4"><text:tab/>Idle=idle+iowait</text:p>
      <text:p text:style-name="P4"><text:tab/>PrevNonIdle=prevuser+prevnice+prevsystem+previrq+prevsoftirq+prevsteal</text:p>
      <text:p text:style-name="P4"><text:soft-page-break/><text:tab/>NonIdle=user+nice+system+irq+softirq+steal</text:p>
      <text:p text:style-name="P4"><text:tab/>PrevTotal=PrevIdle+PrevNonIdle</text:p>
      <text:p text:style-name="P4"><text:tab/>Total=Idle+NonIdle</text:p>
      <text:p text:style-name="Text_20_body"><text:span text:style-name="Strong_20_Emphasis"><text:span text:style-name="T10"><text:tab/>CPU_Percentage=((Total-PrevTotal)-(Idle-PrevIdle))/(Total-PrevTotal)</text:span></text:span></text:p>
      <text:p text:style-name="P1"><text:span text:style-name="Source_20_Text"><text:span text:style-name="T9"/></text:span></text:p>
      <text:p text:style-name="P1"><text:span text:style-name="Source_20_Text"><text:span text:style-name="T4">The script loops forever (just hit Ctrl-C when you want it to stop). Each time through the loop, it calculates the CPU usage by subtracting the CPU's "idle" time from the CPU's "total" time. The percentage is calculated by multiplying by 1000, and then dividing by 10 at the end, instead of the "normal" approach of multiplying by 100. This is actually a way of rounding off. I also add 5 just before the divide by 10. So, for example, if the percentage was 45.6% then BASH would truncate the result to 45%. But, by multiplying by 1000 (instead of 100), and adding 5, the result is 461 (i.e. 456+5), which, when divided by 10 at the end, yields the correctly rounded result of 46%</text:span></text:span><text:span text:style-name="Source_20_Text"><text:span text:style-name="T5">[1]</text:span></text:span></text:p>
      <text:p text:style-name="P1"><text:span text:style-name="Source_20_Text"><text:span text:style-name="T6">Also since we do not have the PrevIdle and PrevNonIdle times, therefore we do not consider the first observation in our calculations (first row in file.txt is not being considered in drawing the graphs).</text:span></text:span></text:p>
      <text:p text:style-name="P1"><text:span text:style-name="Source_20_Text"><text:span text:style-name="T6">Log files: log.txt &amp; file.txt</text:span></text:span></text:p>
      <text:list xml:id="list874123199" text:continue-numbering="true" text:style-name="L2">
        <text:list-item>
          <text:p text:style-name="P14">G<text:span text:style-name="T7">raph between the Recorded CPU Usage v/s Time (for 1303 readings)</text:span></text:p>
        </text:list-item>
      </text:list>
      <text:p text:style-name="P17"/>
      <text:p text:style-name="P17"><text:tab/>Attached as Figure1.png </text:p>
      <text:p text:style-name="P17"/>
      <text:list xml:id="list476910084" text:continue-numbering="true" text:style-name="L2">
        <text:list-item>
          <text:p text:style-name="P14"><text:span text:style-name="T7">Histogram of the time interval between two readings vs </text:span><text:span text:style-name="T8">count</text:span><text:span text:style-name="T7"> </text:span><text:span text:style-name="T7">of samples</text:span></text:p>
        </text:list-item>
      </text:list>
      <text:p text:style-name="P17"/>
      <text:p text:style-name="P17"><text:tab/>Attached as Figure2.png </text:p>
      <text:p text:style-name="P17"/>
      <text:list xml:id="list294179709" text:continue-numbering="true" text:style-name="L2">
        <text:list-item>
          <text:p text:style-name="P18">Inter sample interval is not uniformly one second because:</text:p>
          <text:p text:style-name="P18"/>
          <text:list>
            <text:list-item>
              <text:p text:style-name="P18"><text:s/>of the scheduling done by the operating system. Our program runs as a process on the OS. The process records the CPU usage at an instant and then goes into sleep(blocked) state for 1 second. When process becomes ready after 1 second, our process is not dispatched instantly but it has to wait until the OS schedules it(there are other processes currently using the CPU). Hence, the process remains in ready state (not running state) for some time until it is scheduled and this adds to inter-sample interval.</text:p>
            </text:list-item>
          </text:list>
        </text:list-item>
      </text:list>
      <text:p text:style-name="P17"/>
      <text:list xml:id="list1790557368" text:continue-numbering="true" text:style-name="L2">
        <text:list-item>
          <text:list>
            <text:list-item>
              <text:p text:style-name="P18">The process itself may take some time to gather the cpu usage statistics. The process does several operations(file processing of proc/stat/, accessing current time, writing to log file etc. ). Hence, it consumes some time in running state. This also adds up to inter-sample interval.</text:p>
            </text:list-item>
          </text:list>
        </text:list-item>
      </text:list>
      <text:p text:style-name="P17"><text:tab/></text:p>
      <text:p text:style-name="P17"><text:tab/>Hence, we see that inter-sample interval is always a little more than 1 second. </text:p>
      <text:p text:style-name="P8"/>
      <text:p text:style-name="P6"/>
      <text:p text:style-name="P6"/>
      <text:p text:style-name="P6"/>
      <text:p text:style-name="P6"><text:soft-page-break/>References:</text:p>
      <text:h text:style-name="P5" text:outline-level="1"><text:bookmark text:name="page-title"/>1. Calculating CPU Usage from /proc/stat, Paul Colby</text:h>
      <text:p text:style-name="P3">http://www.mail-archive.com/linuxkernelnewbies@googlegroups.com/msg01690.html</text:p>
      <text:p text:style-name="P3"/>
      <text:p text:style-name="P3">2. http://stackoverflow.com/questions/23367857/accurate-calculation-of-cpu-usage-given-in-percentage-in-linux</text:p>
      <text:p text:style-name="P6"/>
      <text:p text:style-name="P11"/>
      <text:p text:style-name="P6"><text:span text:style-name="T3">OS used</text:span>: Ubuntu LTS 12.04</text:p>
      <text:p text:style-name="P6"><text:span text:style-name="T3">Language used</text:span>: bash/aw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Numbering_20_Symbols" style:display-name="Numbering Symbols" style:family="text"/>
    <style:style style:name="Source_20_Text" style:display-name="Source Text" style:family="text">
      <style:text-properties style:font-name="Droid Sans Mono" style:font-name-asian="Droid Sans Fallback1" style:font-name-complex="Lohit Hindi2"/>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ridul </meta:initial-creator>
    <meta:creation-date>2015-01-12T18:46:56</meta:creation-date>
    <dc:date>2015-01-13T01:42:36</dc:date>
    <dc:creator>mridul </dc:creator>
    <meta:editing-duration>PT5H38M33S</meta:editing-duration>
    <meta:editing-cycles>24</meta:editing-cycles>
    <meta:generator>LibreOffice/3.5$Linux_X86_64 LibreOffice_project/350m1$Build-2</meta:generator>
    <meta:document-statistic meta:table-count="0" meta:image-count="0" meta:object-count="0" meta:page-count="3" meta:paragraph-count="47" meta:word-count="600" meta:character-count="3979" meta:non-whitespace-character-count="3376"/>
  </office:meta>
</office:document-meta>
</file>